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Serif" svg:font-family="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DAAAAA+LiberationSerif" svg:font-family="DAAAAA+Liberation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184919" officeooo:paragraph-rsid="00184919"/>
    </style:style>
    <style:style style:name="P2" style:family="paragraph" style:parent-style-name="Text_20_body">
      <style:paragraph-properties fo:text-align="start" style:justify-single-word="false"/>
      <style:text-properties officeooo:paragraph-rsid="0013ddfb"/>
    </style:style>
    <style:style style:name="P3" style:family="paragraph" style:parent-style-name="Text_20_body">
      <style:paragraph-properties fo:text-align="start" style:justify-single-word="false"/>
      <style:text-properties style:font-name="Liberation Sans" fo:font-size="11pt" fo:font-weight="normal" officeooo:rsid="0015c978" officeooo:paragraph-rsid="0015c978" style:font-size-asian="9.60000038146973pt" style:font-weight-asian="normal" style:font-size-complex="11pt" style:font-weight-complex="normal"/>
    </style:style>
    <style:style style:name="P4" style:family="paragraph" style:parent-style-name="Text_20_body">
      <style:text-properties style:font-name="Liberation Sans" fo:font-size="11pt" style:text-underline-style="solid" style:text-underline-width="auto" style:text-underline-color="font-color" fo:font-weight="bold" officeooo:rsid="00197c82" officeooo:paragraph-rsid="00197c82" style:font-size-asian="11pt" style:font-weight-asian="bold" style:font-size-complex="11pt" style:font-weight-complex="bold"/>
    </style:style>
    <style:style style:name="P5" style:family="paragraph" style:parent-style-name="Text_20_body">
      <style:text-properties style:font-name="Liberation Sans" fo:font-size="11pt" style:text-underline-style="solid" style:text-underline-width="auto" style:text-underline-color="font-color" fo:font-weight="bold" officeooo:rsid="001d7752" officeooo:paragraph-rsid="001d7752" style:font-size-asian="11pt" style:font-weight-asian="bold" style:font-size-complex="11pt" style:font-weight-complex="bold"/>
    </style:style>
    <style:style style:name="P6" style:family="paragraph" style:parent-style-name="Text_20_body">
      <style:text-properties style:font-name="Liberation Sans" fo:font-size="11pt" style:text-underline-style="solid" style:text-underline-width="auto" style:text-underline-color="font-color" fo:font-weight="bold" officeooo:rsid="0021f291" officeooo:paragraph-rsid="00237b6d" style:font-size-asian="11pt" style:font-weight-asian="bold" style:font-size-complex="11pt" style:font-weight-complex="bold"/>
    </style:style>
    <style:style style:name="P7" style:family="paragraph" style:parent-style-name="Text_20_body">
      <style:text-properties style:font-name="Liberation Sans" fo:font-size="11pt" style:text-underline-style="solid" style:text-underline-width="auto" style:text-underline-color="font-color" fo:font-weight="bold" officeooo:rsid="0026152f" officeooo:paragraph-rsid="0026152f" style:font-size-asian="11pt" style:font-weight-asian="bold" style:font-size-complex="11pt" style:font-weight-complex="bold"/>
    </style:style>
    <style:style style:name="P8" style:family="paragraph" style:parent-style-name="Standard">
      <style:text-properties style:font-name="Liberation Sans" style:text-underline-style="solid" style:text-underline-width="auto" style:text-underline-color="font-color" fo:font-weight="bold" officeooo:rsid="004ec370" officeooo:paragraph-rsid="0013ddfb" style:font-weight-asian="bold" style:font-weight-complex="bold"/>
    </style:style>
    <style:style style:name="P9" style:family="paragraph" style:parent-style-name="Standard">
      <style:text-properties style:font-name="Liberation Sans" fo:font-size="12pt" officeooo:rsid="0042dd9b" officeooo:paragraph-rsid="0013ddfb" style:font-size-asian="12pt"/>
    </style:style>
    <style:style style:name="P10" style:family="paragraph" style:parent-style-name="Standard">
      <style:text-properties style:font-name="Liberation Sans" fo:font-size="12pt" officeooo:rsid="004ec370" officeooo:paragraph-rsid="0013ddfb" style:font-size-asian="12pt"/>
    </style:style>
    <style:style style:name="P11" style:family="paragraph" style:parent-style-name="Standard">
      <style:text-properties style:font-name="Liberation Sans" fo:font-size="12pt" style:text-underline-style="solid" style:text-underline-width="auto" style:text-underline-color="font-color" fo:font-weight="bold" officeooo:rsid="004ec370" officeooo:paragraph-rsid="0013ddfb" style:font-size-asian="12pt" style:font-weight-asian="bold" style:font-weight-complex="bold"/>
    </style:style>
    <style:style style:name="P12" style:family="paragraph" style:parent-style-name="Standard">
      <style:text-properties style:font-name="Liberation Sans" fo:font-size="12pt" style:text-underline-style="none" fo:font-weight="normal" officeooo:rsid="004ec370" officeooo:paragraph-rsid="0013ddfb" style:font-size-asian="12pt" style:font-weight-asian="normal" style:font-weight-complex="normal"/>
    </style:style>
    <style:style style:name="P13" style:family="paragraph" style:parent-style-name="Standard">
      <style:paragraph-properties fo:text-align="start" style:justify-single-word="false"/>
      <style:text-properties style:font-name="Liberation Sans" fo:font-size="12pt" style:text-underline-style="none" fo:font-weight="normal" officeooo:rsid="004ec370" officeooo:paragraph-rsid="0013ddfb" style:font-size-asian="12pt" style:font-weight-asian="normal" style:font-weight-complex="normal"/>
    </style:style>
    <style:style style:name="P14" style:family="paragraph" style:parent-style-name="Standard">
      <style:text-properties style:font-name="Liberation Sans" fo:font-size="11pt" style:text-underline-style="none" fo:font-weight="normal" officeooo:rsid="0016b17f" officeooo:paragraph-rsid="0016b17f" style:font-size-asian="9.60000038146973pt" style:font-weight-asian="normal" style:font-size-complex="11pt" style:font-weight-complex="normal"/>
    </style:style>
    <style:style style:name="P15" style:family="paragraph" style:parent-style-name="Standard">
      <style:text-properties officeooo:paragraph-rsid="0013ddfb"/>
    </style:style>
    <style:style style:name="P16" style:family="paragraph" style:parent-style-name="Preformatted_20_Text">
      <style:paragraph-properties fo:text-align="start" style:justify-single-word="false"/>
      <style:text-properties style:font-name="Liberation Sans" fo:font-weight="normal" officeooo:rsid="00142503" officeooo:paragraph-rsid="00142503" style:font-weight-asian="normal" style:font-weight-complex="normal"/>
    </style:style>
    <style:style style:name="P17" style:family="paragraph" style:parent-style-name="Preformatted_20_Text">
      <style:text-properties officeooo:paragraph-rsid="00142503"/>
    </style:style>
    <style:style style:name="P18" style:family="paragraph" style:parent-style-name="Preformatted_20_Text">
      <style:text-properties officeooo:rsid="001503e8" officeooo:paragraph-rsid="001503e8"/>
    </style:style>
    <style:style style:name="P19" style:family="paragraph" style:parent-style-name="Preformatted_20_Text">
      <style:paragraph-properties fo:margin-top="0in" fo:margin-bottom="0.1965in" loext:contextual-spacing="false"/>
    </style:style>
    <style:style style:name="P20" style:family="paragraph" style:parent-style-name="Heading_20_1">
      <style:paragraph-properties fo:text-align="center" style:justify-single-word="false"/>
      <style:text-properties officeooo:paragraph-rsid="0013ddfb"/>
    </style:style>
    <style:style style:name="T1" style:family="text">
      <style:text-properties officeooo:rsid="001bd192"/>
    </style:style>
    <style:style style:name="T2" style:family="text">
      <style:text-properties fo:font-size="12pt" style:font-size-asian="12pt"/>
    </style:style>
    <style:style style:name="T3" style:family="text">
      <style:text-properties fo:font-size="12pt" officeooo:rsid="0042dd9b" style:font-size-asian="12pt"/>
    </style:style>
    <style:style style:name="T4" style:family="text">
      <style:text-properties style:font-name="Liberation Sans" fo:font-size="12pt" style:text-underline-style="none" fo:font-weight="normal" officeooo:rsid="0013ddfb" style:font-size-asian="12pt" style:font-weight-asian="normal" style:font-weight-complex="normal"/>
    </style:style>
    <style:style style:name="T5" style:family="text">
      <style:text-properties officeooo:rsid="00142503"/>
    </style:style>
    <style:style style:name="T6" style:family="text">
      <style:text-properties fo:font-weight="bold" style:font-weight-asian="bold" style:font-weight-complex="bold"/>
    </style:style>
    <style:style style:name="T7" style:family="text">
      <style:text-properties fo:font-weight="bold" officeooo:rsid="0016514f" style:font-weight-asian="bold" style:font-weight-complex="bold"/>
    </style:style>
    <style:style style:name="T8" style:family="text">
      <style:text-properties officeooo:rsid="0016514f"/>
    </style:style>
    <style:style style:name="T9" style:family="text">
      <style:text-properties officeooo:rsid="0016b17f"/>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ab471" style:font-weight-asian="normal" style:font-weight-complex="normal"/>
    </style:style>
    <style:style style:name="T13" style:family="text">
      <style:text-properties style:text-underline-style="none" fo:font-weight="normal" officeooo:rsid="001bf3e3" style:font-weight-asian="normal" style:font-weight-complex="normal"/>
    </style:style>
    <style:style style:name="T14" style:family="text">
      <style:text-properties style:text-underline-style="none" fo:font-weight="normal" officeooo:rsid="001d02cf" style:font-weight-asian="normal" style:font-weight-complex="normal"/>
    </style:style>
    <style:style style:name="T15" style:family="text">
      <style:text-properties style:text-underline-style="none" fo:font-weight="normal" officeooo:rsid="001f467f" style:font-weight-asian="normal" style:font-weight-complex="normal"/>
    </style:style>
    <style:style style:name="T16" style:family="text">
      <style:text-properties style:text-underline-style="none" fo:font-weight="normal" officeooo:rsid="00209bae" style:font-weight-asian="normal" style:font-weight-complex="normal"/>
    </style:style>
    <style:style style:name="T17" style:family="text">
      <style:text-properties style:text-underline-style="none" fo:font-weight="normal" officeooo:rsid="00237b6d" style:font-weight-asian="normal" style:font-weight-complex="normal"/>
    </style:style>
    <style:style style:name="T18" style:family="text">
      <style:text-properties style:text-underline-style="none" officeooo:rsid="001d02cf"/>
    </style:style>
    <style:style style:name="T19" style:family="text">
      <style:text-properties style:text-underline-style="none" officeooo:rsid="00209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span text:style-name="T1">Compilers - Homework 2</text:span></text:h>
      <text:p text:style-name="P2"/>
      <text:h text:style-name="Heading_20_3" text:outline-level="3">File<text:span text:style-name="T9">s</text:span> Organization</text:h>
      <text:p text:style-name="Text_20_body"/>
      <text:p text:style-name="P16">sdi1500048</text:p>
      <text:p text:style-name="Preformatted_20_Text">|____ <text:span text:style-name="T5">my_</text:span>visitors</text:p>
      <text:p text:style-name="Preformatted_20_Text">| <text:s text:c="8"/>|____ <text:span text:style-name="T5">FirstPhase</text:span>Visitor.java</text:p>
      <text:p text:style-name="Preformatted_20_Text">| <text:s text:c="8"/>|____ <text:span text:style-name="T5">SecondPhase</text:span>Visitor.java <text:s text:c="3"/></text:p>
      <text:p text:style-name="Preformatted_20_Text">|</text:p>
      <text:p text:style-name="Preformatted_20_Text">|____ types <text:s text:c="8"/></text:p>
      <text:p text:style-name="P17">| <text:s text:c="6"/>|____ ClassInfo.java</text:p>
      <text:p text:style-name="P17">| <text:s text:c="6"/>|____ FunInfo.java</text:p>
      <text:p text:style-name="Preformatted_20_Text">| <text:s text:c="6"/>|____ SymbolTable.java</text:p>
      <text:p text:style-name="Preformatted_20_Text">|</text:p>
      <text:p text:style-name="P18">|____ minijava.jj</text:p>
      <text:p text:style-name="Preformatted_20_Text">|____ Main.java</text:p>
      <text:p text:style-name="Preformatted_20_Text">|____ <text:span text:style-name="T5">M</text:span>akefile</text:p>
      <text:p text:style-name="P19">|____ README.<text:span text:style-name="T5">pdf</text:span></text:p>
      <text:p text:style-name="P3">On the <text:span text:style-name="T6">types </text:span>folder, the basic structure of the Symbol Table is declared and defined. It consists of a LinkedHashMap<text:span text:style-name="T6"> </text:span>(to maintain the insertion order in retrieval, useful in some tasks) <text:span text:style-name="T6">hmap </text:span>which maps each class declared in the file, that is to be checked, to its information (<text:span text:style-name="T6">ClassInfo</text:span>) about fields (implemented with another LinkedHashMap from name to type) and methods (<text:span text:style-name="T6">FunInfo </text:span>class storing the return type and two LinkedHashMap structs concering the function parameters and variables. <text:span text:style-name="T8">In file </text:span><text:span text:style-name="T7">SymbolTable.java </text:span><text:span text:style-name="T8">there are also several auxiliary functions, used in the two visitors. </text:span></text:p>
      <text:p text:style-name="P14">On the <text:span text:style-name="T6">my_visitors</text:span> folder, there are the files in which the two visitor classes are implemented.</text:p>
      <text:p text:style-name="P14">The Main class is in the <text:span text:style-name="T6">Main.java </text:span>file. <text:span text:style-name="T6">Makefile </text:span>uses <text:span text:style-name="T6">-te </text:span>argument for throwing Exceptions. Mini Java grammar (<text:span text:style-name="T6">minijava.jj</text:span>) is included for the compilation.</text:p>
      <text:p text:style-name="P14"/>
      <text:h text:style-name="P1" text:outline-level="3">Implementation</text:h>
      <text:p text:style-name="P4">Note:<text:span text:style-name="T11"> all files have comments to help with the understanding of my code if something is omitted to be explained in README. </text:span></text:p>
      <text:p text:style-name="P4"><text:span text:style-name="T11">The task of the first visitor is to store and check all declarations such as </text:span><text:span text:style-name="T12">classes</text:span><text:span text:style-name="T11">, class fields and methods(return type, method variables, method parameters). </text:span><text:span text:style-name="T13">First visitor does not do all the type checking, but it checks for duplicate declarations of </text:span><text:span text:style-name="T14">classes,</text:span><text:span text:style-name="T13"> class fields, </text:span><text:span text:style-name="T14">class</text:span><text:span text:style-name="T13"> methods and method variables, </text:span><text:span text:style-name="T14">for overriding methods. It also checks for former declaration of parent class. <text:s/>In order to keep track of “where” my visitor is, I keep class variables of the visitor for the </text:span><text:span text:style-name="T18">currentClass</text:span><text:span text:style-name="T14">, </text:span><text:span text:style-name="T18">currentMethod</text:span><text:span text:style-name="T14"> and </text:span><text:span text:style-name="T18">classVar</text:span><text:span text:style-name="T14"> (boolean variable to know if a class variable is “investigated” or a method variable).</text:span></text:p>
      <text:p text:style-name="P5"><text:span text:style-name="T14">A</text:span><text:span text:style-name="T11">fter the first visitor has stored and checked the declarations, the offset table is computed and printed in stdout using the symbol table info. For the computation of offset values, </text:span><text:span text:style-name="T15">I used two linked hashmaps from class_name to current offset values, one for field offset values and one for method offset values. </text:span><text:span text:style-name="T16">In </text:span><text:span text:style-name="T19">SymbolTable.java</text:span><text:span text:style-name="T16"> there also a </text:span><text:span text:style-name="T19">printSTable</text:span><text:span text:style-name="T11"> </text:span><text:span text:style-name="T16">method defined which was used for debugging </text:span><text:soft-page-break/><text:span text:style-name="T16">reasons. </text:span><text:span text:style-name="T11">(</text:span><text:span text:style-name="T10">Note:</text:span><text:span text:style-name="T11"> For this part of the exercise, the offset table is not stored anywhere, only computed and printed.)</text:span></text:p>
      <text:p text:style-name="P6"><text:span text:style-name="T11">The task of the second visitor is to do the rest of the semantic analysis. </text:span><text:span text:style-name="T17">Most of the code is explained using comments, so I will explain parts which are not commented and need explanation.</text:span></text:p>
      <text:p text:style-name="P6"><text:span text:style-name="T17">First, when a MessageSend is handled, I obtain the expression list using class variable methodParams which is an ArrayList of Strings to store the parameters on the function call. The way that I implemented it “imitates” the way that a stack works. The idea of stack came up when a complicated MessageSend is present, for example, this.foo(a.bar(x), y). When the expression list of first function call (e.g. foo) is explored, “ ” is added to the list creating an entry for the first method and the visitor continues <text:s/>with exploring another method’s (e.g. bar) expression list, creating a new entry in <text:s/>methodParams for the second function and so on. When an expression list is reaches its end, the last item inserted to methodParams (most recent expression list) is “popped” from the ArrayList.</text:span></text:p>
      <text:p text:style-name="P7"><text:span text:style-name="T17">A</text:span><text:span text:style-name="T11">nother part is the use of class boolean variable </text:span><text:span text:style-name="T10">primaryExp</text:span><text:span text:style-name="T11">. This variable is used to notify when an identifier call came from a primary expression call so as to look up and directly return its type for <text:s/>further type checking in statements/expressions, otherwise return the identifier itself.</text:span></text:p>
      <text:p text:style-name="P14"/>
      <text:p text:style-name="P8"><text:span text:style-name="T3"/></text:p>
      <text:p text:style-name="P8"><text:span text:style-name="T3">C</text:span><text:span text:style-name="T2">ompile:</text:span></text:p>
      <text:p text:style-name="P9"/>
      <text:p text:style-name="P10">make compile</text:p>
      <text:p text:style-name="P10"/>
      <text:p text:style-name="P11">Execute:</text:p>
      <text:p text:style-name="P11"/>
      <text:p text:style-name="P15"><text:span text:style-name="T4">java Main </text:span><text:span text:style-name="Source_20_Text">[file1] [file2] ... [fileN]</text:span></text:p>
      <text:p text:style-name="P10"/>
      <text:p text:style-name="P11">Clean:</text:p>
      <text:p text:style-name="P12"/>
      <text:p text:style-name="P13">make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Serif" svg:font-family="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DAAAAA+LiberationSerif" svg:font-family="DAAAAA+Liberation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7:46:11.327442169</meta:creation-date>
    <dc:date>2020-04-27T20:33:27.002379001</dc:date>
    <meta:editing-duration>PT2H14M48S</meta:editing-duration>
    <meta:editing-cycles>16</meta:editing-cycles>
    <meta:generator>LibreOffice/6.0.7.3$Linux_X86_64 LibreOffice_project/00m0$Build-3</meta:generator>
    <meta:document-statistic meta:table-count="0" meta:image-count="0" meta:object-count="0" meta:page-count="2" meta:paragraph-count="32" meta:word-count="599" meta:character-count="3784" meta:non-whitespace-character-count="3164"/>
  </office:meta>
</office:document-meta>
</file>